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1.1252in"/>
    </style:style>
    <style:style style:name="co19" style:family="table-column">
      <style:table-column-properties fo:break-before="auto" style:column-width="0.7209in"/>
    </style:style>
    <style:style style:name="co20" style:family="table-column">
      <style:table-column-properties fo:break-before="auto" style:column-width="1.561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0.939in"/>
    </style:style>
    <style:style style:name="co26" style:family="table-column">
      <style:table-column-properties fo:break-before="auto" style:column-width="0.8736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1.4047in"/>
    </style:style>
    <style:style style:name="co30" style:family="table-column">
      <style:table-column-properties fo:break-before="auto" style:column-width="1.6661in"/>
    </style:style>
    <style:style style:name="co31" style:family="table-column">
      <style:table-column-properties fo:break-before="auto" style:column-width="1.1465in"/>
    </style:style>
    <style:style style:name="co32" style:family="table-column">
      <style:table-column-properties fo:break-before="auto" style:column-width="0.7862in"/>
    </style:style>
    <style:style style:name="co33" style:family="table-column">
      <style:table-column-properties fo:break-before="auto" style:column-width="1.3346in"/>
    </style:style>
    <style:style style:name="co34" style:family="table-column">
      <style:table-column-properties fo:break-before="auto" style:column-width="1.4984in"/>
    </style:style>
    <style:style style:name="co35" style:family="table-column">
      <style:table-column-properties fo:break-before="auto" style:column-width="2.1409in"/>
    </style:style>
    <style:style style:name="co36" style:family="table-column">
      <style:table-column-properties fo:break-before="auto" style:column-width="2.2835in"/>
    </style:style>
    <style:style style:name="co37" style:family="table-column">
      <style:table-column-properties fo:break-before="auto" style:column-width="2.0098in"/>
    </style:style>
    <style:style style:name="co38" style:family="table-column">
      <style:table-column-properties fo:break-before="auto" style:column-width="1.0701in"/>
    </style:style>
    <style:style style:name="co39" style:family="table-column">
      <style:table-column-properties fo:break-before="auto" style:column-width="1.7929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835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0" style:family="table-cell" style:parent-style-name="Default">
      <style:table-cell-properties style:vertical-align="top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6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3" style:family="table-cell" style:parent-style-name="Default">
      <style:table-cell-properties fo:border="0.0008in solid #000000"/>
      <style:text-properties style:font-name="Arial" fo:font-size="10pt"/>
    </style:style>
    <style:style style:name="ce224" style:family="table-cell" style:parent-style-name="Default">
      <style:table-cell-properties fo:background-color="transparent"/>
      <style:text-properties style:font-name="Arial" fo:font-size="10pt"/>
    </style:style>
    <style:style style:name="ce225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7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4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Arial" fo:font-size="10pt"/>
    </style:style>
    <style:style style:name="T24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Arial" fo:font-size="10pt"/>
    </style:style>
    <style:style style:name="T26" style:family="text">
      <style:text-properties style:use-window-font-color="true" style:font-name="Tahoma1" fo:font-size="10pt"/>
    </style:style>
    <style:style style:name="T27" style:family="text">
      <style:text-properties style:font-name="Tahoma1" fo:font-size="10pt"/>
    </style:style>
    <style:style style:name="T28" style:family="text">
      <style:text-properties style:font-name="Arial" style:font-name-asian="Lucida Sans Unicode"/>
    </style:style>
    <style:style style:name="T2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0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1" style:family="text">
      <style:text-properties style:font-size-complex="10pt"/>
    </style:style>
    <style:style style:name="T32" style:family="text">
      <style:text-properties fo:language="en" fo:country="US" style:font-size-complex="10pt"/>
    </style:style>
    <style:style style:name="T33" style:family="text">
      <style:text-properties style:font-name-asian="Tahoma1" style:font-size-complex="10pt"/>
    </style:style>
    <style:style style:name="T34" style:family="text">
      <style:text-properties fo:font-weight="bold" style:font-size-complex="10pt"/>
    </style:style>
    <style:style style:name="T35" style:family="text">
      <style:text-properties fo:color="#0000ff"/>
    </style:style>
    <style:style style:name="T36" style:family="text">
      <style:text-properties fo:language="en" fo:country="US" fo:font-weight="bold"/>
    </style:style>
    <style:style style:name="T3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8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9" style:family="text">
      <style:text-properties fo:font-size="12pt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fo:color="#000000" style:font-name-asian="ＭＳ Ｐゴシック" style:font-name-complex="Tahoma"/>
    </style:style>
    <style:style style:name="T42" style:family="text">
      <style:text-properties fo:font-weight="normal" style:font-name-asian="Lucida Sans Unicode"/>
    </style:style>
    <style:style style:name="T43" style:family="text">
      <style:text-properties style:font-name-asian="Lucida Sans Unicode"/>
    </style:style>
    <style:style style:name="T44" style:family="text">
      <style:text-properties fo:font-weight="normal" style:font-name-asian="Tahoma1" style:font-weight-asian="normal" style:font-weight-complex="normal"/>
    </style:style>
    <style:style style:name="T45" style:family="text">
      <style:text-properties fo:color="#000000" fo:font-weight="normal" style:font-name-asian="Tahoma1" style:font-weight-asian="normal" style:font-weight-complex="normal"/>
    </style:style>
    <style:style style:name="T46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2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style-name="ce1"/>
          <table:covered-table-cell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2">
          <table:table-cell table:style-name="ce2"/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3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.6">
            <text:p>2.6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string">
            <text:p>27/Dec/2010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GateIn Application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Account.C4:Dashboard.C4])" office:value-type="float" office:value="256">
            <text:p>256</text:p>
          </table:table-cell>
          <table:table-cell table:style-name="ce28"/>
          <table:table-cell table:style-name="ce2"/>
          <table:table-cell table:number-columns-repeated="251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29"/>
          <table:table-cell table:style-name="ce2"/>
          <table:table-cell table:number-columns-repeated="251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3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3" office:value-type="string">
            <text:p>1.1</text:p>
          </table:table-cell>
          <table:table-cell table:style-name="ce31" office:value-type="string">
            <text:p>Update many case 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3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3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3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3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3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4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4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5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6" office:value-type="float" office:value="2">
            <text:p>2.0</text:p>
          </table:table-cell>
          <table:table-cell table:style-name="ce23" office:value-type="string">
            <text:p>PLT_07_03_001: GA1 does not exist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5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5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5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5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7 – Dec –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1"/>
        <table:table-column table:style-name="co10" table:number-columns-repeated="252" table:default-cell-style-name="Default"/>
        <table:table-row table:style-name="ro11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3">
          <table:table-cell table:style-name="ce46" office:value-type="string" table:number-columns-spanned="2" table:number-rows-spanned="1">
            <text:p>Account: Register new account</text:p>
          </table:table-cell>
          <table:covered-table-cell table:style-name="Default"/>
          <table:table-cell table:style-name="Default"/>
          <table:table-cell table:style-name="ce96"/>
          <table:table-cell table:number-columns-repeated="252"/>
        </table:table-row>
        <table:table-row table:style-name="ro14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ACC_01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ACC_01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ACC_01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ACC_01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ACC_01.026</text:p>
          </table:table-cell>
          <table:table-cell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CR_25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4</text:p>
          </table:table-cell>
          <table:table-cell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5</text:p>
          </table:table-cell>
          <table:table-cell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GTN_PLT_ACR_25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8</text:p>
          </table:table-cell>
          <table:table-cell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09</text:p>
          </table:table-cell>
          <table:table-cell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0</text:p>
          </table:table-cell>
          <table:table-cell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4</text:p>
          </table:table-cell>
          <table:table-cell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5</text:p>
          </table:table-cell>
          <table:table-cell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6</text:p>
          </table:table-cell>
          <table:table-cell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7</text:p>
          </table:table-cell>
          <table:table-cell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8</text:p>
          </table:table-cell>
          <table:table-cell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2</text:p>
          </table:table-cell>
          <table:table-cell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4</text:p>
          </table:table-cell>
          <table:table-cell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CR_25.025</text:p>
          </table:table-cell>
          <table:table-cell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0" office:value-type="string">
            <text:p>GTN_PLT_ACR_25.026</text:p>
          </table:table-cell>
          <table:table-cell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3">
          <table:table-cell table:style-name="ce50" office:value-type="string">
            <text:p>GTN_PLT_ACR_25.027</text:p>
          </table:table-cell>
          <table:table-cell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50" office:value-type="string">
            <text:p>GTN_PLT_ACR_26.001</text:p>
          </table:table-cell>
          <table:table-cell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7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GTN_PLT_ORG_02_01.001</text:p>
          </table:table-cell>
          <table:table-cell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2</text:p>
          </table:table-cell>
          <table:table-cell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3</text:p>
          </table:table-cell>
          <table:table-cell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ORG_02_01.004</text:p>
          </table:table-cell>
          <table:table-cell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2.001</text:p>
          </table:table-cell>
          <table:table-cell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2</text:p>
          </table:table-cell>
          <table:table-cell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3</text:p>
          </table:table-cell>
          <table:table-cell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4</text:p>
          </table:table-cell>
          <table:table-cell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5</text:p>
          </table:table-cell>
          <table:table-cell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6</text:p>
          </table:table-cell>
          <table:table-cell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2.007</text:p>
          </table:table-cell>
          <table:table-cell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3.001</text:p>
          </table:table-cell>
          <table:table-cell office:value-type="string">
            <text:p>Check Edit use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2</text:p>
          </table:table-cell>
          <table:table-cell office:value-type="string">
            <text:p>Edit Fir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3</text:p>
          </table:table-cell>
          <table:table-cell office:value-type="string">
            <text:p>Edit Last Name of user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4</text:p>
          </table:table-cell>
          <table:table-cell office:value-type="string">
            <text:p>Check Editing Email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5</text:p>
          </table:table-cell>
          <table:table-cell office:value-type="string">
            <text:p>Check Editing Password in Community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7</text:p>
          </table:table-cell>
          <table:table-cell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3.009</text:p>
          </table:table-cell>
          <table:table-cell office:value-type="string">
            <text:p>Remove user role in Community Managemen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2_03.010</text:p>
          </table:table-cell>
          <table:table-cell office:value-type="string">
            <text:p>Remove user role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2_04.001</text:p>
          </table:table-cell>
          <table:table-cell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GTN_PLT_ORG_02_04.002</text:p>
          </table:table-cell>
          <table:table-cell office:value-type="string">
            <text:p>Delete specific user from existing users list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office:value-type="string">
            <text:p>GTN_PLT_ORG_02_04.003</text:p>
          </table:table-cell>
          <table:table-cell office:value-type="string">
            <text:p>Delete specific user from search result in Community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1.001</text:p>
          </table:table-cell>
          <table:table-cell office:value-type="string">
            <text:p>Check showing Group Management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2.001</text:p>
          </table:table-cell>
          <table:table-cell office:value-type="string">
            <text:p>Add new Group in Group Manage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2.002</text:p>
          </table:table-cell>
          <table:table-cell office:value-type="string">
            <text:p>Add new group with blank required field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3</text:p>
          </table:table-cell>
          <table:table-cell office:value-type="string">
            <text:p>Add new group when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text:span text:style-name="T7"> and dot</text:span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ORG_03_02.005</text:p>
          </table:table-cell>
          <table:table-cell office:value-type="string">
            <text:p>Add new group when group name is the same with existing but different with lower/upper cas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2.006</text:p>
          </table:table-cell>
          <table:table-cell office:value-type="string">
            <text:p>Add new group with Name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7</text:p>
          </table:table-cell>
          <table:table-cell office:value-type="string">
            <text:p>Add new group when Name contains special characters</text:p>
            <draw:frame table:end-cell-address="Check_List.B90" table:end-x="0.6232in" table:end-y="0.1732in" draw:z-index="0" draw:name="http://jira.exoplatform.org/images/icons/link_out_bot.gif" draw:style-name="gr1" draw:text-style-name="P1" svg:width="0.622in" svg:height="0.0524in" svg:x="0.0012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09in" table:end-y="0.1717in" draw:z-index="1" draw:name="http://jira.exoplatform.org/images/icons/link_out_bot.gif" draw:style-name="gr1" draw:text-style-name="P1" svg:width="0.5165in" svg:height="0.0508in" svg:x="5.2744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8</text:p>
          </table:table-cell>
          <table:table-cell office:value-type="string">
            <text:p>Add new group when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09</text:p>
          </table:table-cell>
          <table:table-cell office:value-type="string">
            <text:p>Add new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0</text:p>
          </table:table-cell>
          <table:table-cell office:value-type="string">
            <text:p>Add new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1</text:p>
          </table:table-cell>
          <table:table-cell office:value-type="string">
            <text:p>Add new grou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2.012</text:p>
          </table:table-cell>
          <table:table-cell table:style-name="ce62" office:value-type="string">
            <text:p>Add new group same n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3.001</text:p>
          </table:table-cell>
          <table:table-cell table:style-name="ce62" office:value-type="string">
            <text:p>Edit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2</text:p>
          </table:table-cell>
          <table:table-cell table:style-name="ce62" office:value-type="string">
            <text:p>Check Edit group form</text:p>
            <draw:frame table:end-cell-address="Check_List.B97" table:end-x="0.6232in" table:end-y="0.1728in" draw:z-index="2" draw:name="http://jira.exoplatform.org/images/icons/link_out_bot.gif" draw:style-name="gr1" draw:text-style-name="P1" svg:width="0.622in" svg:height="0.035in" svg:x="0.0012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09in" table:end-y="0.0031in" draw:z-index="3" draw:name="http://jira.exoplatform.org/images/icons/link_out_bot.gif" draw:style-name="gr1" draw:text-style-name="P1" svg:width="0.5165in" svg:height="0.0508in" svg:x="5.2744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3</text:p>
          </table:table-cell>
          <table:table-cell table:style-name="ce62" office:value-type="string">
            <text:p>Edit group with blank Labe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4</text:p>
          </table:table-cell>
          <table:table-cell table:style-name="ce62" office:value-type="string">
            <text:p>Edit group with Label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5</text:p>
          </table:table-cell>
          <table:table-cell table:style-name="ce62" office:value-type="string">
            <text:p>Edit group with Label contains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6</text:p>
          </table:table-cell>
          <table:table-cell table:style-name="ce62" office:value-type="string">
            <text:p>Edit Description of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4.001</text:p>
          </table:table-cell>
          <table:table-cell table:style-name="ce62" office:value-type="string">
            <text:p>Delete group with deleting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2</text:p>
          </table:table-cell>
          <table:table-cell office:value-type="string">
            <text:p>Delete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3</text:p>
          </table:table-cell>
          <table:table-cell office:value-type="string">
            <text:p>Delete group without selecting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4.006</text:p>
          </table:table-cell>
          <table:table-cell table:style-name="ce62" office:value-type="string">
            <text:p>Check creating page for deleted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7</text:p>
          </table:table-cell>
          <table:table-cell table:style-name="ce62" office:value-type="string">
            <text:p>Check <text:s/>existing of deleted group's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8</text:p>
          </table:table-cell>
          <table:table-cell table:style-name="ce62" office:value-type="string">
            <text:p>Delete group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09</text:p>
          </table:table-cell>
          <table:table-cell table:style-name="ce62" office:value-type="string">
            <text:p>Delete group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5.001</text:p>
          </table:table-cell>
          <table:table-cell table:style-name="ce62" office:value-type="string">
            <text:p>Add user into group without specify anyon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office:value-type="string">
            <text:p>GTN_PLT_ORG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5</text:p>
          </table:table-cell>
          <table:table-cell table:style-name="ce62" office:value-type="string">
            <text:p>Add an user into a group with different rol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6</text:p>
          </table:table-cell>
          <table:table-cell table:style-name="ce62" office:value-type="string">
            <text:p>Add an user into a group with the same exiting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7</text:p>
          </table:table-cell>
          <table:table-cell office:value-type="string">
            <text:p>Add duplicate user into a group with the same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8</text:p>
          </table:table-cell>
          <table:table-cell office:value-type="string">
            <text:p>Add some user into group and after delete an user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09</text:p>
          </table:table-cell>
          <table:table-cell table:style-name="ce62" office:value-type="string">
            <text:p>Add user into group without specify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5.011</text:p>
          </table:table-cell>
          <table:table-cell table:style-name="ce63" office:value-type="string">
            <text:p>Add multi users into group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office:value-type="string">
            <text:p>GTN_PLT_ORG_03_05.012</text:p>
          </table:table-cell>
          <table:table-cell office:value-type="string">
            <text:p>Add some users into group in case after comma has space</text:p>
            <text:p><text:s text:c="2"/>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6.001</text:p>
          </table:table-cell>
          <table:table-cell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6.002</text:p>
          </table:table-cell>
          <table:table-cell office:value-type="string">
            <text:p>Edit membership with <text:s text:c="2"/>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6.003</text:p>
          </table:table-cell>
          <table:table-cell office:value-type="string">
            <text:p>Edit membership of user which was deleted from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6.004</text:p>
          </table:table-cell>
          <table:table-cell office:value-type="string">
            <text:p>Edit membership which was remov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7.002</text:p>
          </table:table-cell>
          <table:table-cell table:style-name="ce62" office:value-type="string">
            <text:p>Remove user from existing grou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3_07.004</text:p>
          </table:table-cell>
          <table:table-cell office:value-type="string">
            <text:p>Check showing group's pages list after user was removed from group with 1 ro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1.001</text:p>
          </table:table-cell>
          <table:table-cell office:value-type="string">
            <text:p>Check showing existing membership typ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2.001</text:p>
          </table:table-cell>
          <table:table-cell office:value-type="string">
            <text:p>Add new blank name membership in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3</text:p>
          </table:table-cell>
          <table:table-cell office:value-type="string">
            <text:p>Add new membership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4</text:p>
          </table:table-cell>
          <table:table-cell office:value-type="string">
            <text:p>Add new membership with name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5</text:p>
          </table:table-cell>
          <table:table-cell office:value-type="string">
            <text:p>Add New Membership with Description over 255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2.006</text:p>
          </table:table-cell>
          <table:table-cell office:value-type="string">
            <text:p>Check Reset function in Add new membership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3.001</text:p>
          </table:table-cell>
          <table:table-cell office:value-type="string">
            <text:p>Edit Membership in Organization Management form by Administrato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7" office:value-type="string">
            <text:p>GTN_PLT_ORG_04_04.001</text:p>
          </table:table-cell>
          <table:table-cell office:value-type="string">
            <text:p>Delete membership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2</text:p>
          </table:table-cell>
          <table:table-cell office:value-type="string">
            <text:p>Delete membership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3</text:p>
          </table:table-cell>
          <table:table-cell office:value-type="string">
            <text:p>Delete Membership while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4</text:p>
          </table:table-cell>
          <table:table-cell office:value-type="string">
            <text:p>Delete Membership while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GTN_PLT_ORG_04_04.005</text:p>
          </table:table-cell>
          <table:table-cell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4_04.006</text:p>
          </table:table-cell>
          <table:table-cell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GTN_PLT_ORG_04_04.007</text:p>
          </table:table-cell>
          <table:table-cell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2</text:p>
          </table:table-cell>
          <table:table-cell table:style-name="ce51" office:value-type="string">
            <text:p>Asa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3</text:p>
          </table:table-cell>
          <table:table-cell office:value-type="string">
            <text:p>Add new category with name starts with numb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5</text:p>
          </table:table-cell>
          <table:table-cell office:value-type="string">
            <text:p>Add new category with name <text:s/>contains alpha, digit, underscore and dash in the middl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6</text:p>
          </table:table-cell>
          <table:table-cell office:value-type="string">
            <text:p>Add new category with special characters in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2</text:p>
          </table:table-cell>
          <table:table-cell table:style-name="ce64" office:value-type="string">
            <text:p>Edit Description of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3.001</text:p>
          </table:table-cell>
          <table:table-cell office:value-type="string">
            <text:p>Delete category in Application when it has no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2</text:p>
          </table:table-cell>
          <table:table-cell office:value-type="string">
            <text:p>Delete category in Application when it has no application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3</text:p>
          </table:table-cell>
          <table:table-cell office:value-type="string">
            <text:p>Delete category in Application when it has application(s)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4</text:p>
          </table:table-cell>
          <table:table-cell office:value-type="string">
            <text:p>Delete category in Application when it has application(s)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6.001</text:p>
          </table:table-cell>
          <table:table-cell office:value-type="string">
            <text:p>Limit access right for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GTN_PLT_APPR_05_06.002</text:p>
          </table:table-cell>
          <table:table-cell office:value-type="string">
            <text:p>Public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GTN_PLT_APPR_05_06.003</text:p>
          </table:table-cell>
          <table:table-cell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/>
          <table:table-cell table:style-name="ce99"/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6.001</text:p>
          </table:table-cell>
          <table:table-cell table:style-name="ce65" office:value-type="string">
            <text:p>Show portlets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6.002</text:p>
          </table:table-cell>
          <table:table-cell table:style-name="ce65" office:value-type="string">
            <text:p>Show portlet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1.001</text:p>
          </table:table-cell>
          <table:table-cell table:style-name="ce66" office:value-type="string">
            <text:p>Check showing gadget details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number-columns-repeated="253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office:value-type="string">
            <text:p>High</text:p>
          </table:table-cell>
          <table:table-cell table:style-name="Default"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4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5.002</text:p>
          </table:table-cell>
          <table:table-cell table:style-name="ce69" office:value-type="string">
            <text:p>Edit invalid a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49" office:value-type="string">
            <text:p>GTN_PLT_APPR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>
            <text:p>GTN_PLT_APPR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4">
          <table:table-cell table:style-name="ce52" office:value-type="string">
            <text:p>GTN_PLT_OTHERS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2</text:p>
          </table:table-cell>
          <table:table-cell table:style-name="ce72" office:value-type="string">
            <text:p>Check listing pages at the same level in Site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3</text:p>
          </table:table-cell>
          <table:table-cell table:style-name="ce73" office:value-type="string">
            <text:p>Show sitemap after chose new portal to show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4</text:p>
          </table:table-cell>
          <table:table-cell table:style-name="ce74" office:value-type="string">
            <text:p>Check showing sitemap in different ski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5</text:p>
          </table:table-cell>
          <table:table-cell table:style-name="ce75" office:value-type="string">
            <text:p>Check showing when select to the page listed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6</text:p>
          </table:table-cell>
          <table:table-cell table:style-name="ce76" office:value-type="string">
            <text:p>Check showing when click Expand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GTN_PLT_OTHERS_09.007</text:p>
          </table:table-cell>
          <table:table-cell table:style-name="ce76" office:value-type="string">
            <text:p>Check showing when click Collapse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8.001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19.001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0.001</text:p>
          </table:table-cell>
          <table:table-cell table:style-name="ce76" office:value-type="string">
            <text:p>Check showing User Toolbar Dashboard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1.001</text:p>
          </table:table-cell>
          <table:table-cell table:style-name="ce78" office:value-type="string">
            <text:p>Check displaying Site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2.001</text:p>
          </table:table-cell>
          <table:table-cell table:style-name="ce78" office:value-type="string">
            <text:p>Check displaying Group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3.001</text:p>
          </table:table-cell>
          <table:table-cell table:style-name="ce78" office:value-type="string">
            <text:p>Check displaying User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table:style-name="ce52" office:value-type="string">
            <text:p>GTN_PLT_OTHERS_24.001</text:p>
          </table:table-cell>
          <table:table-cell table:style-name="ce76" office:value-type="string">
            <text:p>Check showing in Admin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8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79" office:value-type="string">
            <text:p>Drag &amp; drop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0" office:value-type="string">
            <text:p>Change position of gadget in Dashboar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79" office:value-type="string">
            <text:p>Add new tab for Dashboard with valid value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79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79" office:value-type="string">
            <text:p>Edit tab for Dashboard with valid values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3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3" office:value-type="string">
            <text:p>Edit tab for Dashboard with some spaces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3" office:value-type="string">
            <text:p>Delete tab for Dashboard</text:p>
          </table:table-cell>
          <table:table-cell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79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3" office:value-type="string">
            <text:p>Delete the last tab for Dashboard</text:p>
          </table:table-cell>
          <table:table-cell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0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0" table:number-rows-repeated="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</table:table>
      <table:table table:name="Account" table:style-name="ta1" table:print="false">
        <table:table-column table:style-name="co10" table:default-cell-style-name="ce103"/>
        <table:table-column table:style-name="co11" table:default-cell-style-name="ce48"/>
        <table:table-column table:style-name="co10" table:default-cell-style-name="ce111"/>
        <table:table-column table:style-name="co12" table:default-cell-style-name="ce115"/>
        <table:table-column table:style-name="co13" table:default-cell-style-name="ce117"/>
        <table:table-column table:style-name="co14" table:default-cell-style-name="ce117"/>
        <table:table-column table:style-name="co15" table:default-cell-style-name="ce117"/>
        <table:table-column table:style-name="co16" table:default-cell-style-name="ce120"/>
        <table:table-column table:style-name="co10" table:default-cell-style-name="ce117"/>
        <table:table-column table:style-name="co10" table:default-cell-style-name="ce124"/>
        <table:table-column table:style-name="co10" table:number-columns-repeated="6" table:default-cell-style-name="ce117"/>
        <table:table-column table:style-name="co10" table:number-columns-repeated="2" table:default-cell-style-name="ce124"/>
        <table:table-column table:style-name="co10" table:number-columns-repeated="238" table:default-cell-style-name="ce129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style-name="Default" table:number-columns-repeated="239"/>
        </table:table-row>
        <table:table-row table:style-name="ro20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style-name="Default"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style-name="Default"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GTN_PLT_ACC__0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C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C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GTN_PLT_ACC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3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C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GTN_PLT_ACC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C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GTN_PLT_ACC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C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style-name="ce120"/>
          <table:table-cell table:number-columns-repeated="6"/>
          <table:table-cell table:style-name="ce120" table:number-columns-repeated="2"/>
          <table:table-cell table:number-columns-repeated="238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GTN_PLT_ACC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C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GTN_PLT_ACC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C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GTN_PLT_ACC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C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GTN_PLT_ACC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C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GTN_PLT_ACC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C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GTN_PLT_ACC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C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, please enter a different nam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C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C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C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C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office:value-type="string">
            <text:p>Show message alerts user name can not be empt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GTN_PLT_ACC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C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GTN_PLT_ACC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C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GTN_PLT_ACC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C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GTN_PLT_ACC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C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GTN_PLT_ACC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C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GTN_PLT_ACC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C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GTN_PLT_ACC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C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GTN_PLT_ACC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C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GTN_PLT_ACC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C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GTN_PLT_ACC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C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GTN_PLT_ACC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8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C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9"/>
          <table:table-cell table:style-name="ce130" table:number-columns-repeated="238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GTN_PLT_ACC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C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GTN_PLT_ACC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C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/Last Name less than 3 or over 30 character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GTN_PLT_ACC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C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GTN_PLT_ACC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- Select New Staff page from UserToolBarGroupPortle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C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C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GTN_PLT_ACC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UserToolBarGroupPortlet</text:span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C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ACC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Account_register" table:style-name="ta1" table:print="false">
        <table:table-column table:style-name="co10" table:default-cell-style-name="ce103"/>
        <table:table-column table:style-name="co11" table:default-cell-style-name="ce131"/>
        <table:table-column table:style-name="co10" table:default-cell-style-name="ce111"/>
        <table:table-column table:style-name="co12" table:default-cell-style-name="ce132"/>
        <table:table-column table:style-name="co13" table:default-cell-style-name="ce117"/>
        <table:table-column table:style-name="co14" table:default-cell-style-name="ce117"/>
        <table:table-column table:style-name="co15" table:default-cell-style-name="ce120"/>
        <table:table-column table:style-name="co16" table:default-cell-style-name="ce117"/>
        <table:table-column table:style-name="co10" table:default-cell-style-name="ce117"/>
        <table:table-column table:style-name="co10" table:number-columns-repeated="247" table:default-cell-style-name="Default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style-name="ce100" table:number-columns-repeated="3"/>
          <table:table-cell table:style-name="ce114"/>
          <table:table-cell table:style-name="ce100" table:number-columns-repeated="2"/>
          <table:table-cell table:style-name="ce116"/>
          <table:table-cell table:style-name="ce123"/>
          <table:table-cell table:style-name="ce100" table:number-columns-repeated="2"/>
          <table:table-cell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office:value-type="string">
            <text:p>GTN_PLT_ACR_2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right</text:span>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ACR_25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GTN_PLT_ACR_25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GTN_PLT_ACR_25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ACR_2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user name can not start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GTN_PLT_ACR_25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GTN_PLT_ACR_25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New account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GTN_PLT_ACR_25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ACR_2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GTN_PLT_ACR_2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GTN_PLT_ACR_25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GTN_PLT_ACR_2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ACR_25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6">and dot, dash characters in the middle (e.g: brice.revenant or alli_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GTN_PLT_ACR_25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GTN_PLT_ACR_2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6">and dot characters as the first (e.g: 1brice.revenant or _allitest)</text:span></text:p>
            <text:p><text:span text:style-name="T16">- Input values for other required 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GTN_PLT_ACR_25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ACR_25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GTN_PLT_ACR_25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GTN_PLT_ACR_25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GTN_PLT_ACR_25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ACR_25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ACR_25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GTN_PLT_ACR_2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ACR_25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ACR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office:value-type="string">
            <text:p>In account register form:</text:p>
            <text:p>- Leave user name blank</text:p>
            <text:p>- Click <text:span text:style-name="T7">Check Availability </text:span><text:span text:style-name="T17">icon</text:span></text:p>
          </table:table-cell>
          <table:table-cell table:style-name="ce120" office:value-type="string">
            <text:p>Show message alerts user name can not be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GTN_PLT_ACR_25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GTN_PLT_ACR_25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GTN_PLT_ACR_25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ACR_25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GTN_PLT_ACR_2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ACR_25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GTN_PLT_ACR_25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GTN_PLT_ACR_25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GTN_PLT_ACR_25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ACR_2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GTN_PLT_ACR_25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ACR_25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Create new account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GTN_PLT_ACR_2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GTN_PLT_ACR_25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GTN_PLT_ACR_25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ACR_25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 Last Name can not be started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GTN_PLT_ACR_25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ACR_25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Fir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GTN_PLT_ACR_25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GTN_PLT_ACR_2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Last Name start with 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Last Name must start by a cha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GTN_PLT_ACR_25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ACR_25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The "First/Last Name:" field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GTN_PLT_ACR_25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ACR_25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Register new account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GTN_PLT_ACR_25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GTN_PLT_ACR_2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/Last Name less than 3 or over 45 characters</text:p>
          </table:table-cell>
          <table:table-cell office:value-type="string">
            <text:p>Step 2: Add new account</text:p>
          </table:table-cell>
          <table:table-cell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 First/Last name must be over 3 and 45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GTN_PLT_ACR_25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ACR_25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GTN_PLT_ACR_25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ACR_2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ACR_2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GTN_PLT_ACR_2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ACR_2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fields</text:span></text:p>
            <text:p><text:span text:style-name="T16">- Input invalid value in Text Validation filed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ext verification isn't correct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office:value-type="string">
            <text:p>GTN_PLT_ACR_2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office:value-type="string">
            <text:p>Step 1: Show register new account form</text:p>
          </table:table-cell>
          <table:table-cell table:style-name="ce135" office:value-type="string">
            <text:p>- Select <text:span text:style-name="T19">Register</text:span> link on the top right</text:p>
          </table:table-cell>
          <table:table-cell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GTN_PLT_ACR_2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6">- Input values for other required 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office:value-type="string">
            <text:p>Show message alerts The field "Text validation:" is required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office:value-type="string">
            <text:p>GTN_PLT_ACR_26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ACR_26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GTN_PLT_ACR_26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GTN_PLT_ACR_26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GTN_PLT_ACR_26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0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0" table:number-rows-repeated="10">
          <table:table-cell table:style-name="ce100" table:number-columns-repeated="3"/>
          <table:table-cell table:style-name="ce114"/>
          <table:table-cell table:style-name="ce100" table:number-columns-repeated="252"/>
        </table:table-row>
        <table:table-row table:style-name="ro10">
          <table:table-cell table:style-name="ce100" table:number-columns-repeated="3"/>
          <table:table-cell table:style-name="ce114"/>
          <table:table-cell table:style-name="ce100" table:number-columns-repeated="252"/>
        </table:table-row>
      </table:table>
      <table:table table:name="Organization" table:style-name="ta1" table:print="false">
        <table:table-column table:style-name="co17" table:default-cell-style-name="ce100"/>
        <table:table-column table:style-name="co18" table:default-cell-style-name="ce137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10" table:default-cell-style-name="ce139"/>
        <table:table-column table:style-name="co24" table:default-cell-style-name="ce139"/>
        <table:table-column table:style-name="co25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<text:span text:style-name="T17"> form is shown, includes:</text:span></text:p>
            <text:p>-<text:span text:style-name="T19"> User Management</text:span><text:span text:style-name="T17"> is chosen as default, existing users list is 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style-name="Default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7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7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17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ORG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7">and </text:span><text:span text:style-name="T7">Confirm New Password</text:span><text:span text:style-name="T17"> are shown only when </text:span><text:span text:style-name="T7">Change Password </text:span><text:span text:style-name="T17">option is checked, otherwise, they're 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option is selected</text:span></text:p>
            <text:p><text:span text:style-name="T17">- </text:span><text:span text:style-name="T7">Business Infor</text:span><text:span text:style-name="T17"> is displayed if this 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Membership</text:span> tab</text:p>
          </table:table-cell>
          <table:table-cell table:style-name="ce117" office:value-type="string">
            <text:p>Select <text:span text:style-name="T7">User Membership </text:span><text:span text:style-name="T17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text:span text:style-name="T7"> and 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4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7">Add new group when Group Name starts with <text:s text:c="2"/></text:span><text:span text:style-name="T15">dash</text:span><text:span text:style-name="T17"> and 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start 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corresponding to one group</text:span></text:p>
            <text:p><text:span text:style-name="T17">- Click </text:span><text:span text:style-name="T7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4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Administration/ Advanced/ Manage Pages</text:span></text:p>
            <text:p><text:span text:style-name="T17">- Search pages of deleted 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Page B is returned in search resul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Start/ Administration/ 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All users contains <text:span text:style-name="T21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3">- Input the same user name are <text:s/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GTN_PLT_ORG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GTN_PLT_ORG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6">- Input value for username</text:span></text:p>
            <text:p><text:span text:style-name="T27">- Select membership which created above</text:span></text:p>
            <text:p><text:span text:style-name="T27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GTN_PLT_ORG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8">- If user already is removed from group (has no role in group anymore): </text:span></text:p>
            <text:p><text:span text:style-name="T28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GTN_PLT_ORG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GTN_PLT_ORG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7">in confirm 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7">icon corresponding to above 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7"> 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7"> icon 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0" table:number-rows-repeated="591">
          <table:table-cell table:number-columns-repeated="256"/>
        </table:table-row>
        <table:table-row table:style-name="ro10">
          <table:table-cell table:number-columns-repeated="4"/>
          <table:table-cell>
            <draw:frame table:end-cell-address="Organization.E864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0" table:number-rows-repeated="1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Application_Registry" table:style-name="ta1" table:print="false">
        <table:table-column table:style-name="co26" table:default-cell-style-name="ce100"/>
        <table:table-column table:style-name="co27" table:default-cell-style-name="ce156"/>
        <table:table-column table:style-name="co28" table:default-cell-style-name="ce157"/>
        <table:table-column table:style-name="co29" table:default-cell-style-name="ce157"/>
        <table:table-column table:style-name="co3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10" table:default-cell-style-name="ce157"/>
        <table:table-column table:style-name="co10" table:number-columns-repeated="6" table:default-cell-style-name="ce186"/>
        <table:table-column table:style-name="co10" table:number-columns-repeated="241" table:default-cell-style-name="Default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91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91" table:number-columns-repeated="218"/>
          <table:table-cell table:style-name="ce116" table:number-columns-repeated="21"/>
        </table:table-row>
        <table:table-row table:style-name="ro19">
          <table:table-cell table:number-columns-repeated="9"/>
          <table:table-cell table:style-name="ce157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7">blank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Name</text:span><text:span text:style-name="T17"> with number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can not start with numb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and underscore 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Name</text:span><text:span text:style-name="T17"> with dash and underscore characters as the first character</text:span></text:p>
            <text:p><text:span text:style-name="T17">- Input valid values for Permission Settings</text:span></text:p>
            <text:p><text:span text:style-name="T17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7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31">- Input value for Category </text:span><text:span text:style-name="T32">name</text:span><text:span text:style-name="T31">, contains alpha, digit, underscore </text:span><text:span text:style-name="T33">and dash characters in the middle (e.g: new.category or alli_test)</text:span></text:p>
            <text:p><text:span text:style-name="T31">- Input valid values for others</text:span></text:p>
            <text:p><text:span text:style-name="T31">- Click </text:span><text:span text:style-name="T34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escription must be less than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3: Check when choose public option for new category</text:p>
          </table:table-cell>
          <table:table-cell table:style-name="ce167" office:value-type="string">
            <text:p>- Input valid values for Category Settings</text:p>
            <text:p>- Choose “Make it public” option in Permission Settings</text:p>
          </table:table-cell>
          <table:table-cell table:style-name="ce167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7" office:value-type="string">
            <text:p>Step 4: Complete creating public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3: Check form to select group/membership for permission</text:p>
          </table:table-cell>
          <table:table-cell table:style-name="ce167" office:value-type="string">
            <text:p>- Input valid values for Category Settings</text:p>
            <text:p>- Click <text:span text:style-name="T7">Add Permission</text:span></text:p>
          </table:table-cell>
          <table:table-cell table:style-name="ce16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4: Check after select group/membership to assign right on new category</text:p>
          </table:table-cell>
          <table:table-cell table:style-name="ce167" office:value-type="string">
            <text:p>Select group from left pane then select membership from right pane</text:p>
          </table:table-cell>
          <table:table-cell table:style-name="ce167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7" office:value-type="string">
            <text:p>Step 5: Complete adding new category</text:p>
          </table:table-cell>
          <table:table-cell table:style-name="ce167" office:value-type="string">
            <text:p>Click <text:span text:style-name="T7">Save</text:span></text:p>
          </table:table-cell>
          <table:table-cell table:style-name="ce16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7" office:value-type="string">
            <text:p>Step 2: Select membership</text:p>
          </table:table-cell>
          <table:table-cell table:style-name="ce167" office:value-type="string">
            <text:p>- Do not select any group in left pane</text:p>
            <text:p>- Click to select one membership in right pane</text:p>
          </table:table-cell>
          <table:table-cell table:style-name="ce167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7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2: Show Add new category form</text:p>
          </table:table-cell>
          <table:table-cell table:style-name="ce173" office:value-type="string">
            <text:p><text:span text:style-name="T29">Click </text:span><text:span text:style-name="T30">Add Category </text:span><text:span text:style-name="T29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7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0">added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4: Check accessing above category without right</text:p>
          </table:table-cell>
          <table:table-cell table:style-name="ce167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7" office:value-type="string">
            <text:p>Step 5: Check accessing above category with right</text:p>
          </table:table-cell>
          <table:table-cell table:style-name="ce167" office:value-type="string">
            <text:p>- Login by user who is in selected group/membership when assign right at step 3</text:p>
            <text:p/>
          </table:table-cell>
          <table:table-cell table:style-name="ce16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4: Change access right of category to public</text:p>
          </table:table-cell>
          <table:table-cell table:style-name="ce167" office:value-type="string">
            <text:p>Edit above category with checked “Make it public” option</text:p>
          </table:table-cell>
          <table:table-cell table:style-name="ce16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7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7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4" table:number-columns-repeated="6"/>
          <table:table-cell table:style-name="ce189"/>
          <table:table-cell table:style-name="ce190"/>
          <table:table-cell table:style-name="ce144" table:number-columns-repeated="238"/>
        </table:table-row>
        <table:table-row table:style-name="ro24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7" office:value-type="string">
            <text:p>Step 2: Import</text:p>
          </table:table-cell>
          <table:table-cell table:style-name="ce175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7" office:value-type="string">
            <text:p>Step 2: Add application</text:p>
          </table:table-cell>
          <table:table-cell table:style-name="ce16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7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8" office:value-type="string">
            <text:p>Step 1: Create page by wizard</text:p>
          </table:table-cell>
          <table:table-cell table:style-name="ce168" office:value-type="string">
            <text:p>Create new page by wizard <text:span text:style-name="T35">[detail]</text:span></text:p>
          </table:table-cell>
          <table:table-cell table:style-name="ce168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7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(has right to access eXo Start)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7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GTN_PLT_APPR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7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- Go to <text:span text:style-name="T7">eXo Start/Administration/Basic/Cre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4: Edit application with Display Name less than 3 characters</text:p>
          </table:table-cell>
          <table:table-cell table:style-name="ce167" office:value-type="string">
            <text:p>- Leave current Display Name less than 3 characters</text:p>
            <text:p>- Click <text:span text:style-name="T7">Save</text:span></text:p>
          </table:table-cell>
          <table:table-cell table:style-name="ce16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5: Edit application with Display Name over 30 characters</text:p>
          </table:table-cell>
          <table:table-cell table:style-name="ce167" office:value-type="string">
            <text:p>- Leave current Display Name over 30 characters</text:p>
            <text:p>- Click <text:span text:style-name="T7">Save</text:span></text:p>
          </table:table-cell>
          <table:table-cell table:style-name="ce16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6: Edit application with Description over 255 characters</text:p>
          </table:table-cell>
          <table:table-cell table:style-name="ce167" office:value-type="string">
            <text:p>- Change current Description with over 255 characters</text:p>
            <text:p>- Click <text:span text:style-name="T7">Save</text:span></text:p>
          </table:table-cell>
          <table:table-cell table:style-name="ce167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7" office:value-type="string">
            <text:p>Step 7: Edit Display Name &amp; Description with valid values</text:p>
          </table:table-cell>
          <table:table-cell table:style-name="ce167" office:value-type="string">
            <text:p>- Change Display Name/Description with valid values</text:p>
            <text:p>- Click <text:span text:style-name="T7">Save</text:span></text:p>
          </table:table-cell>
          <table:table-cell table:style-name="ce167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6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invalid</text:span><text:span text:style-name="T37"> 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without URL of gadget's xml or RSS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7" office:value-type="string">
            <text:p>Step 2: Add a remote gadget </text:p>
          </table:table-cell>
          <table:table-cell table:style-name="ce167" office:value-type="string">
            <text:p><text:span text:style-name="T25">- Enter URL have value is existing in list</text:span></text:p>
            <text:p><text:span text:style-name="T37">- Click </text:span><text:span text:style-name="T38">Add</text:span><text:span text:style-name="T37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0">added into category</text:span></text:p>
            <text:p><text:span text:style-name="T20"/></text:p>
          </table:table-cell>
          <table:table-cell table:style-name="ce136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7" office:value-type="string">
            <text:p>Step 3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40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3: Go to Categories form</text:p>
          </table:table-cell>
          <table:table-cell table:style-name="ce167" office:value-type="string">
            <text:p><text:span text:style-name="T25">- Select Categories</text:span></text:p>
            <text:p><text:span text:style-name="T25">- Click Auto Import in the top right </text:span><text:span text:style-name="T25"><text:line-break/></text:span><text:span text:style-name="T25">- Click OK in confirm message</text:span></text:p>
            <text:p><text:span text:style-name="T25">All portlets/gadgets in different categories will be imported and listed in left pane.</text:span></text:p>
            <text:p><text:span text:style-name="T39"/></text:p>
          </table:table-cell>
          <table:table-cell table:style-name="ce16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7" office:value-type="string">
            <text:p>Step 4: Check remote gadget is saved to local repository</text:p>
          </table:table-cell>
          <table:table-cell table:style-name="ce167" office:value-type="string">
            <text:p>- Return to Categories tab and click import application</text:p>
            <text:p>- Choose gadget category</text:p>
          </table:table-cell>
          <table:table-cell table:style-name="ce167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2: Copy remote gadget to local repository</text:p>
          </table:table-cell>
          <table:table-cell table:style-name="ce167" office:value-type="string">
            <text:p>- Select added gadget</text:p>
            <text:p>- Click Copy this gadget to local repository icon in the left pane</text:p>
          </table:table-cell>
          <table:table-cell table:style-name="ce167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7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GTN_PLT_APPR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7" office:value-type="string">
            <text:p>Step 2: Add gadget with invalid source</text:p>
          </table:table-cell>
          <table:table-cell table:style-name="ce167" office:value-type="string">
            <text:p>- Input invalid content in Source</text:p>
            <text:p>- Click <text:span text:style-name="T7">Add</text:span></text:p>
          </table:table-cell>
          <table:table-cell table:style-name="ce167" office:value-type="string">
            <text:p>Show message alerts the source content is not vali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the Source field blank</text:p>
            <text:p>- Click <text:span text:style-name="T7">Save</text:span></text:p>
          </table:table-cell>
          <table:table-cell table:style-name="ce167" office:value-type="string">
            <text:p>Show message alerts the Source field can not be blank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local gadget into category when gadget not belong to categories</text:p>
          </table:table-cell>
          <table:table-cell table:style-name="ce167" office:value-type="string">
            <text:p>Step 5: Check gadget after added into category</text:p>
          </table:table-cell>
          <table:table-cell table:style-name="ce167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2" office:value-type="string">
            <text:p>Add gadget into category when gadget not belong to categories without confirmation</text:p>
          </table:table-cell>
          <table:table-cell table:style-name="ce167" office:value-type="string">
            <text:p>Step 4: Add gadget into category</text:p>
          </table:table-cell>
          <table:table-cell table:style-name="ce16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0">added into category</text:span></text:p>
            <text:p><text:span text:style-name="T20"/>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Leave name field blank</text:p>
            <text:p>- Click <text:span text:style-name="T7">Save</text:span></text:p>
          </table:table-cell>
          <table:table-cell table:style-name="ce167" office:value-type="string">
            <text:p>Show message alerts The field "Name:" is required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7" office:value-type="string">
            <text:p>Step 2: Add gadget with no source</text:p>
          </table:table-cell>
          <table:table-cell table:style-name="ce167" office:value-type="string">
            <text:p>- Input name start by special chars( @$@$)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start by number</text:p>
            <text:p>- Click <text:span text:style-name="T7">Save</text:span></text:p>
          </table:table-cell>
          <table:table-cell table:style-name="ce167" office:value-type="string">
            <text:p>Show message alerts The "Name:" field must start with a character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70" office:value-type="string">
            <text:p>Step 2: Add gadget</text:p>
          </table:table-cell>
          <table:table-cell table:style-name="ce117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0" office:value-type="string">
            <text:p>New gadget is added successfully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3: Add gadget is the same with existing</text:p>
          </table:table-cell>
          <table:table-cell table:style-name="ce167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7" office:value-type="string">
            <text:p>Show message alerts This name already exists, please enter a different name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space</text:p>
            <text:p>- Click <text:span text:style-name="T7">Save</text:span></text:p>
          </table:table-cell>
          <table:table-cell table:style-name="ce167" office:value-type="string">
            <text:p>Show message alerts Only alpha, digit, underscore, dash and dot characters allowed for the field "Name:"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name less than 2 or over 50 characters</text:p>
            <text:p>- Click <text:span text:style-name="T7">Save</text:span></text:p>
          </table:table-cell>
          <table:table-cell table:style-name="ce167" office:value-type="string">
            <text:p>Show message alert The length of the text in field "Name:" must be between "2" and "50" characters. 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GTN_PLT_APPR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7" office:value-type="string">
            <text:p>Step 2: Add gadget </text:p>
          </table:table-cell>
          <table:table-cell table:style-name="ce167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GTN_PLT_APPR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8" table:number-columns-repeated="6"/>
          <table:table-cell table:style-name="ce190"/>
          <table:table-cell table:style-name="ce120"/>
          <table:table-cell table:style-name="ce144" table:number-columns-repeated="238"/>
        </table:table-row>
        <table:table-row table:style-name="ro23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GTN_PLT_APPR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GTN_PLT_APPR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7" office:value-type="string">
            <text:p>Step 3: Check refresh information</text:p>
          </table:table-cell>
          <table:table-cell table:style-name="ce167" office:value-type="string">
            <text:p>- Select added gadget</text:p>
            <text:p>- Click Refresh information icon in the left pane</text:p>
          </table:table-cell>
          <table:table-cell table:style-name="ce167" office:value-type="string">
            <text:p>- The Information of this gadget is modified on server will be re-update from another o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7" office:value-type="string">
            <text:p>Step 1: Show form to add a gadget</text:p>
          </table:table-cell>
          <table:table-cell table:style-name="ce167" office:value-type="string">
            <text:p>Click <text:span text:style-name="T7">Create a new gadget</text:span></text:p>
          </table:table-cell>
          <table:table-cell table:style-name="ce167" office:value-type="string">
            <text:p>A form to input source is shown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2: Add gadget</text:p>
          </table:table-cell>
          <table:table-cell table:style-name="ce167" office:value-type="string">
            <text:p>- Input valid source</text:p>
            <text:p>- Click <text:span text:style-name="T7">Add</text:span></text:p>
          </table:table-cell>
          <table:table-cell table:style-name="ce167" office:value-type="string">
            <text:p>New gadget is added successfully and displayed in the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3: Show edit gadget form</text:p>
          </table:table-cell>
          <table:table-cell table:style-name="ce167" office:value-type="string">
            <text:p>- Click Edit Gadget icon in the left pane</text:p>
          </table:table-cell>
          <table:table-cell table:style-name="ce167" office:value-type="string">
            <text:p>- Information of current gadget is display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4: Edit gadget</text:p>
          </table:table-cell>
          <table:table-cell table:style-name="ce167" office:value-type="string">
            <text:p>- Change some value in source field</text:p>
            <text:p>- Click <text:span text:style-name="T7">Save</text:span></text:p>
          </table:table-cell>
          <table:table-cell table:style-name="ce167" office:value-type="string">
            <text:p>- Change is saved </text:p>
            <text:p>- Edited Gadget is display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7" office:value-type="string">
            <text:p>Step 5: Check Refresh information</text:p>
          </table:table-cell>
          <table:table-cell table:style-name="ce167" office:value-type="string">
            <text:p>- Select edited gadget</text:p>
            <text:p>- Click Refresh information icon in the left pane</text:p>
          </table:table-cell>
          <table:table-cell table:style-name="ce167" office:value-type="string">
            <text:p>- All information will be update after chang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GTN_PLT_APPR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OK</text:span></text:p>
          </table:table-cell>
          <table:table-cell table:style-name="ce167" office:value-type="string">
            <text:p>Gadget is removed</text:p>
          </table:table-cell>
          <table:table-cell table:style-name="ce167" office:value-type="string">
            <text:p>Medium</text:p>
          </table:table-cell>
          <table:table-cell table:style-name="ce167"/>
          <table:table-cell table:style-name="ce184" table:number-columns-repeated="6"/>
          <table:table-cell table:style-name="ce189"/>
          <table:table-cell table:style-name="ce167"/>
          <table:table-cell table:style-name="ce175" table:number-columns-repeated="238"/>
        </table:table-row>
        <table:table-row table:style-name="ro23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7" office:value-type="string">
            <text:p>Step 1: Show gadgets list</text:p>
          </table:table-cell>
          <table:table-cell table:style-name="ce16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7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7" office:value-type="string">
            <text:p>Step 2: Delete gadget</text:p>
          </table:table-cell>
          <table:table-cell table:style-name="ce167" office:value-type="string">
            <text:p>- Click <text:span text:style-name="T7">Delete</text:span><text:span text:style-name="T17"> icon corresponding to a gadget in left pane</text:span></text:p>
            <text:p><text:span text:style-name="T17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7"/>
          <table:table-cell table:style-name="ce184" table:number-columns-repeated="6"/>
          <table:table-cell table:style-name="ce167" table:number-columns-repeated="2"/>
          <table:table-cell table:style-name="ce175" table:number-columns-repeated="238"/>
        </table:table-row>
        <table:table-row table:style-name="ro23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GTN_PLT_APPR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GTN_PLT_APPR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>- Page is changed 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1">- Edit page form is closed</text:span></text:p>
            <text:p><text:span text:style-name="T41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visibility="filter" table:number-rows-repeated="317">
          <table:table-cell table:number-columns-repeated="256"/>
        </table:table-row>
        <table:table-row table:style-name="ro10" table:visibility="filter" table:number-rows-repeated="10">
          <table:table-cell table:number-columns-repeated="9"/>
          <table:table-cell table:style-name="ce157" table:number-columns-repeated="247"/>
        </table:table-row>
        <table:table-row table:style-name="ro10" table:visibility="filter">
          <table:table-cell table:number-columns-repeated="9"/>
          <table:table-cell table:style-name="ce157" table:number-columns-repeated="247"/>
        </table:table-row>
      </table:table>
      <table:table table:name="Others" table:style-name="ta1" table:print="false">
        <table:table-column table:style-name="co10" table:default-cell-style-name="ce100"/>
        <table:table-column table:style-name="co31" table:default-cell-style-name="ce137"/>
        <table:table-column table:style-name="co32" table:default-cell-style-name="ce116"/>
        <table:table-column table:style-name="co33" table:default-cell-style-name="ce196"/>
        <table:table-column table:style-name="co34" table:default-cell-style-name="ce116"/>
        <table:table-column table:style-name="co35" table:default-cell-style-name="ce210"/>
        <table:table-column table:style-name="co36" table:default-cell-style-name="ce210"/>
        <table:table-column table:style-name="co37" table:default-cell-style-name="ce210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4" office:value-type="string">
            <text:p>GTN_PLT_OTHERS_08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6" office:value-type="string">
            <text:p>Step 1: Check displaying path of selected page from navigation when is has no parent</text:p>
          </table:table-cell>
          <table:table-cell table:style-name="ce206" office:value-type="string">
            <text:p>Select page from page navigation (not child page)</text:p>
          </table:table-cell>
          <table:table-cell table:style-name="ce216" office:value-type="string">
            <text:p>The page name (display name) will be displayed in the breadcumb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GTN_PLT_OTHERS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6" office:value-type="string">
            <text:p>Step 2: Check displaying path of selected page from navigation when it is child page</text:p>
          </table:table-cell>
          <table:table-cell table:style-name="ce206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GTN_PLT_OTHERS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GTN_PLT_OTHERS_09</text:p>
          </table:table-cell>
          <table:table-cell table:style-name="ce110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6" office:value-type="string">
            <text:p>Step 1: Show site map page</text:p>
          </table:table-cell>
          <table:table-cell table:style-name="ce206" office:value-type="string">
            <text:p>Click Site map from navigation</text:p>
          </table:table-cell>
          <table:table-cell table:style-name="ce216" office:value-type="string">
            <text:p>Site map page is shown: There's a pane for each page on the first level &amp; its sub pages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7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6" office:value-type="string">
            <text:p>High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8" office:value-type="string">
            <text:p>Step 1: Create pages </text:p>
          </table:table-cell>
          <table:table-cell table:style-name="ce208" office:value-type="string">
            <text:p>Use wizard or manage pages to create some pages in the same level as children of one page <text:span text:style-name="T35">[detail]</text:span></text:p>
          </table:table-cell>
          <table:table-cell table:style-name="ce217" office:value-type="string">
            <text:p>Create pages successfully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09" office:value-type="string">
            <text:p>Step 2: Show site map</text:p>
          </table:table-cell>
          <table:table-cell table:style-name="ce206" office:value-type="string">
            <text:p>Click Site map from navigation</text:p>
          </table:table-cell>
          <table:table-cell table:style-name="ce218" office:value-type="string">
            <text:p>- Pages at the same level are set the same align</text:p>
            <text:p>- Pages at different level are in the different alignment</text:p>
          </table:table-cell>
          <table:table-cell table:style-name="ce217" office:value-type="string">
            <text:p>Medium</text:p>
          </table:table-cell>
          <table:table-cell table:style-name="ce221"/>
          <table:table-cell table:style-name="ce223" table:number-columns-repeated="6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8" office:value-type="string">
            <text:p>Step 1: Show site map page</text:p>
          </table:table-cell>
          <table:table-cell table:style-name="ce206" office:value-type="string">
            <text:p>- Login by admin</text:p>
            <text:p>- Click Site map from navigation</text:p>
          </table:table-cell>
          <table:table-cell table:style-name="ce217" office:value-type="string">
            <text:p>Site map is displayed 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8" office:value-type="string">
            <text:p>Step 2: Show Change skin form</text:p>
          </table:table-cell>
          <table:table-cell table:style-name="ce213" office:value-type="string">
            <text:p>Go to <text:span text:style-name="T7">Exo Start/ Change skin</text:span></text:p>
          </table:table-cell>
          <table:table-cell table:style-name="ce213" office:value-type="string">
            <text:p>- Change skin form is shown properly with existing skins in form</text:p>
            <text:p>- Allow user to change skin for portal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3: Change skin</text:p>
          </table:table-cell>
          <table:table-cell table:style-name="ce214" office:value-type="string">
            <text:p>Select another skin to display portal</text:p>
          </table:table-cell>
          <table:table-cell table:style-name="ce214" office:value-type="string">
            <text:p>Portal is displayed in new selected skin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4: Check site map in new skin</text:p>
          </table:table-cell>
          <table:table-cell table:style-name="ce206" office:value-type="string">
            <text:p>Click Site map from navigation</text:p>
          </table:table-cell>
          <table:table-cell table:style-name="ce214" office:value-type="string">
            <text:p>Site map is displayed in new selected skin properly</text:p>
          </table:table-cell>
          <table:table-cell table:style-name="ce217" office:value-type="string">
            <text:p>Medium</text:p>
          </table:table-cell>
          <table:table-cell table:style-name="ce220"/>
          <table:table-cell table:style-name="ce223" table:number-columns-repeated="6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9" office:value-type="string">
            <text:p>Show site map page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1" office:value-type="string">
            <text:p>Step 2: Select to the page </text:p>
            <text:p>listed in site map</text:p>
          </table:table-cell>
          <table:table-cell table:style-name="ce215" office:value-type="string">
            <text:p>- Click on the page in site map</text:p>
          </table:table-cell>
          <table:table-cell table:style-name="ce215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1" office:value-type="string">
            <text:p>Step 2: Check displaying when </text:p>
            <text:p>click Expand All </text:p>
          </table:table-cell>
          <table:table-cell table:style-name="ce215" office:value-type="string">
            <text:p>- Click on Expand All on Site map</text:p>
          </table:table-cell>
          <table:table-cell table:style-name="ce219" office:value-type="string">
            <text:p>Pages instruction of current using portal is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5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GTN_PLT_OTHERS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1" office:value-type="string">
            <text:p>Step 2: Check displaying when </text:p>
            <text:p>click Collapse All </text:p>
          </table:table-cell>
          <table:table-cell table:style-name="ce215" office:value-type="string">
            <text:p>- Click on Collapse All on Site map</text:p>
          </table:table-cell>
          <table:table-cell table:style-name="ce219" office:value-type="string">
            <text:p>Pages instruction of current using portal don't shown</text:p>
          </table:table-cell>
          <table:table-cell table:style-name="ce219" office:value-type="string">
            <text:p>Medium</text:p>
          </table:table-cell>
          <table:table-cell table:style-name="ce189"/>
          <table:table-cell table:style-name="ce223" table:number-columns-repeated="6"/>
          <table:table-cell table:style-name="ce189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GTN_PLT_OTHERS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2" office:value-type="string">
            <text:p>Step 1: check showing in exo Star toolbar portlet</text:p>
          </table:table-cell>
          <table:table-cell table:style-name="ce212" office:value-type="string">
            <text:p>- Log in by admin</text:p>
            <text:p>- On the top page, move mouse on <text:span text:style-name="T7">ExoStar</text:span></text:p>
          </table:table-cell>
          <table:table-cell table:style-name="ce212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19" office:value-type="string">
            <text:p>Medium</text:p>
          </table:table-cell>
          <table:table-cell table:style-name="ce222" table:number-columns-repeated="8"/>
          <table:table-cell table:style-name="ce224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GTN_PLT_OTHERS_18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office:value-type="string">
            <text:p>Step 1: check showing User Site toolbar portlet</text:p>
          </table:table-cell>
          <table:table-cell office:value-type="string">
            <text:p>- Log in by admin</text:p>
            <text:p>- On the top page, move mouse on <text:span text:style-name="T7">Site</text:span></text:p>
          </table:table-cell>
          <table:table-cell office:value-type="string">
            <text:p><text:span text:style-name="T19">- Site</text:span>: contain list sites (portals) on the system 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GTN_PLT_OTHERS_19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office:value-type="string">
            <text:p>Step 1: check showing User Group toolbar portlet</text:p>
          </table:table-cell>
          <table:table-cell office:value-type="string">
            <text:p>- Log in by admin</text:p>
            <text:p>- On the top page, move mouse on <text:span text:style-name="T7">Group</text:span></text:p>
          </table:table-cell>
          <table:table-cell office:value-type="string">
            <text:p><text:span text:style-name="T19">- Group</text:span>: contain list all pages of each groups which user is memb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GTN_PLT_OTHERS_2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office:value-type="string">
            <text:p>Step 1: check showing User Dashboard toolbar portlet</text:p>
          </table:table-cell>
          <table:table-cell office:value-type="string">
            <text:p>- Log in by admin</text:p>
            <text:p>- On the top page, move mouse on <text:span text:style-name="T7">Dashboard</text:span></text:p>
          </table:table-cell>
          <table:table-cell office:value-type="string">
            <text:p>- Dashboard: display page of user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GTN_PLT_OTHERS_2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site navigation</text:p>
          </table:table-cell>
          <table:table-cell table:style-name="ce205" office:value-type="string">
            <text:p>Check displaying Site navigation</text:p>
          </table:table-cell>
          <table:table-cell office:value-type="string">
            <text:p>Step 1: Check displaying Site Navigation</text:p>
          </table:table-cell>
          <table:table-cell office:value-type="string">
            <text:p>- Login by admin</text:p>
            <text:p>- Click on <text:span text:style-name="T19">Site</text:span> link</text:p>
          </table:table-cell>
          <table:table-cell office:value-type="string">
            <text:p>- Display Portal navigation page and user can add/delete portal, can edit layout, edit navigation, edit portal's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GTN_PLT_OTHERS_2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group navigation</text:p>
          </table:table-cell>
          <table:table-cell table:style-name="ce205" office:value-type="string">
            <text:p>Check displaying Group navigation</text:p>
          </table:table-cell>
          <table:table-cell office:value-type="string">
            <text:p>Step 1: Check displaying Group Navigation</text:p>
          </table:table-cell>
          <table:table-cell office:value-type="string">
            <text:p>- Login by admin</text:p>
            <text:p>- Click on <text:span text:style-name="T19">Group</text:span> link</text:p>
          </table:table-cell>
          <table:table-cell office:value-type="string">
            <text:p>- Show all the the navigation of groups which have created and user can add/edit/delete navigation, edit properties. <text:s/>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GTN_PLT_OTHERS_2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user navigation</text:p>
          </table:table-cell>
          <table:table-cell table:style-name="ce205" office:value-type="string">
            <text:p>Check displaying User Navigation</text:p>
          </table:table-cell>
          <table:table-cell office:value-type="string">
            <text:p>Step 1: Check displaying Dashboard Navigation</text:p>
          </table:table-cell>
          <table:table-cell office:value-type="string">
            <text:p>- Login by admin</text:p>
            <text:p>- Click on <text:span text:style-name="T19">Dashboard</text:span> link</text:p>
          </table:table-cell>
          <table:table-cell office:value-type="string">
            <text:p>Show sub-menu on dashboard. Can add/edit/delete tab, add gadget for tab</text:p>
          </table:table-cell>
          <table:table-cell table:style-name="ce219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GTN_PLT_OTHERS_2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office:value-type="string">
            <text:p>Step 1: Check showing in Admin toolbar portlet</text:p>
          </table:table-cell>
          <table:table-cell office:value-type="string">
            <text:p><text:span text:style-name="T17">- Log in by admin</text:span></text:p>
            <text:p><text:span text:style-name="T17">- Click Site or group or dashboard and move mouse on </text:span><text:span text:style-name="T19">Site</text:span><text:span text:style-name="T17"> </text:span><text:span text:style-name="T7">editor or Group editor or Dashboard editor</text:span><text:span text:style-name="T17"> link</text:span></text:p>
          </table:table-cell>
          <table:table-cell office:value-type="string">
            <text:p>Show list all functions for <text:span text:style-name="T7">editor</text:span><text:span text:style-name="T17"> in menu form:</text:span></text:p>
            <text:p><text:span text:style-name="T17">- </text:span><text:span text:style-name="T7">Add new page: </text:span><text:span text:style-name="T17">user can add new page by wizard</text:span></text:p>
            <text:p><text:span text:style-name="T7">- Edit page: </text:span><text:span text:style-name="T17">user can edit current page</text:span><text:span text:style-name="T7"> </text:span></text:p>
            <text:p><text:span text:style-name="T7">- Edit site layout: </text:span><text:span text:style-name="T17">user can edit layout </text:span></text:p>
            <text:p><text:span text:style-name="T42">When click</text:span></text:p>
            <text:p><text:span text:style-name="T43">- Site editor: can add/edit page and edit layout of portal</text:span></text:p>
            <text:p><text:span text:style-name="T43">- Group editor:can add/edit page and edit layout of <text:s/>group</text:span></text:p>
            <text:p><text:span text:style-name="T43">- Dashboard editor: can add/edit page and edit layout of user</text:span></text:p>
          </table:table-cell>
          <table:table-cell table:style-name="ce219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0" table:visibility="filter" table:number-rows-repeated="6">
          <table:table-cell table:style-name="ce103"/>
          <table:table-cell table:number-columns-repeated="3"/>
          <table:table-cell table:style-name="ce74"/>
          <table:table-cell table:number-columns-repeated="251"/>
        </table:table-row>
        <table:table-row table:style-name="ro10" table:visibility="filter">
          <table:table-cell table:style-name="ce103"/>
          <table:table-cell table:number-columns-repeated="255"/>
        </table:table-row>
        <table:table-row table:style-name="ro14" table:visibility="filter">
          <table:table-cell table:style-name="ce103"/>
          <table:table-cell table:number-columns-repeated="9"/>
          <table:table-cell office:value-type="string">
            <text:p>oup</text:p>
          </table:table-cell>
          <table:table-cell table:number-columns-repeated="245"/>
        </table:table-row>
        <table:table-row table:style-name="ro10" table:visibility="filter" table:number-rows-repeated="2">
          <table:table-cell table:style-name="ce103"/>
          <table:table-cell table:number-columns-repeated="255"/>
        </table:table-row>
        <table:table-row table:style-name="ro10" table:visibility="filter" table:number-rows-repeated="22">
          <table:table-cell table:number-columns-repeated="256"/>
        </table:table-row>
        <table:table-row table:style-name="ro10" table:visibility="filter" table:number-rows-repeated="21">
          <table:table-cell table:number-columns-repeated="3"/>
          <table:table-cell table:style-name="ce116"/>
          <table:table-cell table:number-columns-repeated="252"/>
        </table:table-row>
        <table:table-row table:style-name="ro10" table:visibility="filter" table:number-rows-repeated="10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16"/>
          <table:table-cell/>
          <table:table-cell table:style-name="ce116" table:number-columns-repeated="3"/>
          <table:table-cell table:number-columns-repeated="248"/>
        </table:table-row>
      </table:table>
      <table:table table:name="Dashboard" table:style-name="ta1" table:print="false">
        <table:table-column table:style-name="co10" table:default-cell-style-name="ce103"/>
        <table:table-column table:style-name="co38" table:default-cell-style-name="ce194"/>
        <table:table-column table:style-name="co10" table:default-cell-style-name="ce138"/>
        <table:table-column table:style-name="co33" table:default-cell-style-name="ce71"/>
        <table:table-column table:style-name="co34" table:default-cell-style-name="ce116"/>
        <table:table-column table:style-name="co35" table:default-cell-style-name="ce134"/>
        <table:table-column table:style-name="co13" table:default-cell-style-name="ce134"/>
        <table:table-column table:style-name="co37" table:default-cell-style-name="ce136"/>
        <table:table-column table:style-name="co10" table:default-cell-style-name="ce136"/>
        <table:table-column table:style-name="co10" table:number-columns-repeated="8" table:default-cell-style-name="ce116"/>
        <table:table-column table:style-name="co10" table:number-columns-repeated="239" table:default-cell-style-name="ce100"/>
        <table:table-row table:style-name="ro19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 table:style-name="ce100"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 table:style-name="ce100"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style-name="ce116"/>
          <table:covered-table-cell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Default"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office:value-type="string">
            <text:p>GTN_PLT_DASHBOARD_10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GTN_PLT_DASHBOARD_10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Dashboard\<text:span text:style-name="T21">Display</text:span>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GTN_PLT_DASHBOARD_11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GTN_PLT_DASHBOARD_1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1" table:number-columns-repeated="2"/>
          <table:table-cell table:style-name="Default" table:number-columns-repeated="238"/>
        </table:table-row>
        <table:table-row table:style-name="ro25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GTN_PLT_DASHBOARD_1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GTN_PLT_DASHBOARD_1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4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GTN_PLT_DASHBOARD_1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GTN_PLT_DASHBOARD_1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GTN_PLT_DASHBOARD_1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GTN_PLT_DASHBOARD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Leave URL bank</text:p>
            <text:p>- Click <text:span text:style-name="T7">Add Gadget</text:span></text:p>
          </table:table-cell>
          <table:table-cell table:style-name="ce214" office:value-type="string">
            <text:p>- Show message alerts text field is required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GTN_PLT_DASHBOARD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GTN_PLT_DASHBOARD_1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GTN_PLT_DASHBOARD_1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GTN_PLT_DASHBOARD_1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4" office:value-type="string">
            <text:p>- Show message alerts The inputed url is invalid! Please enter a correct url of gadget's xml or RSS feed !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GTN_PLT_DASHBOARD_1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GTN_PLT_DASHBOARD_1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GTN_PLT_DASHBOARD_1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GTN_PLT_DASHBOARD_1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4: Add new gadget into dashboard</text:p>
          </table:table-cell>
          <table:table-cell table:style-name="ce214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2" office:value-type="string">
            <text:p>- Show message alerts The url is invalid. Please enter a correct url of a gadget xml or of an RSS feed. 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GTN_PLT_DASHBOARD_12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GTN_PLT_DASHBOARD_1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GTN_PLT_DASHBOARD_1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GTN_PLT_DASHBOARD_1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2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office:value-type="string">
            <text:p>GTN_PLT_DASHBOARD_1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GTN_PLT_DASHBOARD_1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7" office:value-type="string">
            <text:p>Step 2: Show Dashboard form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GTN_PLT_DASHBOARD_1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7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24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GTN_PLT_DASHBOARD_1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3" office:value-type="string">
            <text:p>Step 4: Change position of gadget</text:p>
          </table:table-cell>
          <table:table-cell table:style-name="ce220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3" table:number-columns-repeated="7"/>
          <table:table-cell table:style-name="ce220" table:number-columns-repeated="2"/>
          <table:table-cell table:style-name="Default" table:number-columns-repeated="238"/>
        </table:table-row>
        <table:table-row table:style-name="ro7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office:value-type="string">
            <text:p>GTN_PLT_DASHBOARD_13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GTN_PLT_DASHBOARD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GTN_PLT_DASHBOARD_13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office:value-type="string">
            <text:p>Medium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GTN_PLT_DASHBOARD_13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5" office:value-type="string">
            <text:p>Add new tab for Dashboard starts with number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GTN_PLT_DASHBOARD_13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GTN_PLT_DASHBOARD_13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GTN_PLT_DASHBOARD_1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4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GTN_PLT_DASHBOARD_13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GTN_PLT_DASHBOARD_13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133" office:value-type="string">
            <text:p>Step 3: Add new tab start <text:span text:style-name="T44">with <text:s/>underscore, </text:span><text:span text:style-name="T45">dash</text:span><text:span text:style-name="T44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33" table:number-columns-repeated="8"/>
          <table:table-cell table:style-name="ce235" table:number-columns-repeated="239"/>
        </table:table-row>
        <table:table-row table:style-name="ro7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office:value-type="string">
            <text:p>GTN_PLT_DASHBOARD_13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GTN_PLT_DASHBOARD_1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GTN_PLT_DASHBOARD_1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office:value-type="string">
            <text:p>GTN_PLT_DASHBOARD_1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7" office:value-type="string">
            <text:p><text:span text:style-name="T11">Add new tab for Dashboard </text:span>when name over 50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GTN_PLT_DASHBOARD_1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 </text:span>when name over 50 character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GTN_PLT_DASHBOARD_1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6" office:value-type="string">
            <text:p><text:span text:style-name="T44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office:value-type="string">
            <text:p>GTN_PLT_DASHBOARD_1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GTN_PLT_DASHBOARD_1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GTN_PLT_DASHBOARD_1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office:value-type="string">
            <text:p>GTN_PLT_DASHBOARD_14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5" office:value-type="string">
            <text:p>Edit tab for Dashboard with 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GTN_PLT_DASHBOARD_14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GTN_PLT_DASHBOARD_14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4" office:value-type="string">
            <text:p>Edit name for tab successfully. Tab is displayed <text:s/>with edited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office:value-type="string">
            <text:p>GTN_PLT_DASHBOARD_14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GTN_PLT_DASHBOARD_14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GTN_PLT_DASHBOARD_1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GTN_PLT_DASHBOARD_14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0" office:value-type="string">
            <text:p>Edit tab for Dashboard with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GTN_PLT_DASHBOARD_14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GTN_PLT_DASHBOARD_14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office:value-type="string">
            <text:p>GTN_PLT_DASHBOARD_15</text:p>
          </table:table-cell>
          <table:table-cell table:style-name="ce110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GTN_PLT_DASHBOARD_1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GTN_PLT_DASHBOARD_1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OK</text:span><text:span text:style-name="T46"> to confirm</text:span></text:p>
          </table:table-cell>
          <table:table-cell table:style-name="ce234" office:value-type="string">
            <text:p>Delete tab successfully, deleted tab disappears in Dashboar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office:value-type="string">
            <text:p>GTN_PLT_DASHBOARD_1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5" office:value-type="string">
            <text:p>Delete tab for Dashboard without confirmation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GTN_PLT_DASHBOARD_1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GTN_PLT_DASHBOARD_1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6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office:value-type="string">
            <text:p>GTN_PLT_DASHBOARD_1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GTN_PLT_DASHBOARD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7" office:value-type="string">
            <text:p>Step 2: Show Dashboard page</text:p>
          </table:table-cell>
          <table:table-cell table:style-name="ce167" office:value-type="string">
            <text:p>Choose <text:span text:style-name="T7">Dashboard</text:span> on UserToolbarDashboard portlet</text:p>
          </table:table-cell>
          <table:table-cell table:style-name="ce167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GTN_PLT_DASHBOARD_15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6"> to confirm</text:span></text:p>
          </table:table-cell>
          <table:table-cell table:style-name="ce170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" table:number-rows-repeated="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  <table:table-row table:style-name="ro10">
          <table:table-cell table:style-name="ce100"/>
          <table:table-cell table:style-name="ce137"/>
          <table:table-cell table:style-name="ce116" table:number-columns-repeated="2"/>
          <table:table-cell/>
          <table:table-cell table:style-name="ce116" table:number-columns-repeated="4"/>
          <table:table-cell table:number-columns-repeated="247"/>
        </table:table-row>
      </table:table>
      <table:table table:name="Summary_Report" table:style-name="ta1" table:print="false">
        <table:table-column table:style-name="co39" table:default-cell-style-name="ce238"/>
        <table:table-column table:style-name="co40" table:default-cell-style-name="ce241"/>
        <table:table-column table:style-name="co41" table:default-cell-style-name="ce244"/>
        <table:table-column table:style-name="co42" table:default-cell-style-name="ce244"/>
        <table:table-column table:style-name="co43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3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3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GTN_PLT_ACC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5">
            <text:p>25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3">
          <table:table-cell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0">
          <table:table-cell office:value-type="string">
            <text:p>GTN_PLT_OTHERS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5" office:value-type="string">
            <text:p>GTN_PLT_OTHERS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GTN_PLT_OTHERS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GTN_PLT_OTHERS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7" table:formula="oooc:=SUM([.F4:.F54])" office:value-type="float" office:value="255">
            <text:p>255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5:52:27</dc:date>
    <meta:editing-cycles>479</meta:editing-cycles>
    <meta:editing-duration>P7DT3H1M0S</meta:editing-duration>
    <meta:user-defined meta:name="Info 1"/>
    <meta:user-defined meta:name="Info 2"/>
    <meta:user-defined meta:name="Info 3"/>
    <meta:user-defined meta:name="Info 4"/>
    <meta:document-statistic meta:table-count="9" meta:cell-count="7858" meta:object-count="6"/>
  </office:meta>
</office:document-meta>
</file>